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6b920" officeooo:paragraph-rsid="0006b920"/>
    </style:style>
    <style:style style:name="P5" style:family="paragraph" style:parent-style-name="Standard">
      <style:text-properties officeooo:rsid="00086e72" officeooo:paragraph-rsid="00086e72"/>
    </style:style>
    <style:style style:name="P6" style:family="paragraph" style:parent-style-name="Standard">
      <style:text-properties officeooo:rsid="00086e72" officeooo:paragraph-rsid="0003c8ec"/>
    </style:style>
    <style:style style:name="P7" style:family="paragraph" style:parent-style-name="Standard">
      <style:text-properties officeooo:rsid="00086e72" officeooo:paragraph-rsid="002854dd"/>
    </style:style>
    <style:style style:name="P8" style:family="paragraph" style:parent-style-name="Standard">
      <style:text-properties officeooo:rsid="0008b67c" officeooo:paragraph-rsid="0008b67c"/>
    </style:style>
    <style:style style:name="P9" style:family="paragraph" style:parent-style-name="Standard">
      <style:text-properties officeooo:rsid="0008ed75" officeooo:paragraph-rsid="0008ed75"/>
    </style:style>
    <style:style style:name="P10" style:family="paragraph" style:parent-style-name="Standard">
      <style:text-properties officeooo:rsid="00094d69" officeooo:paragraph-rsid="00094d69"/>
    </style:style>
    <style:style style:name="P11" style:family="paragraph" style:parent-style-name="Standard">
      <style:text-properties officeooo:rsid="00094d69" officeooo:paragraph-rsid="000d17ac"/>
    </style:style>
    <style:style style:name="P12" style:family="paragraph" style:parent-style-name="Standard">
      <style:text-properties officeooo:rsid="000ab86c" officeooo:paragraph-rsid="000ab86c"/>
    </style:style>
    <style:style style:name="P13" style:family="paragraph" style:parent-style-name="Standard">
      <style:text-properties officeooo:rsid="000d17ac" officeooo:paragraph-rsid="000d17ac"/>
    </style:style>
    <style:style style:name="P14"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c3893"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1"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2"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3"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4"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27" style:family="paragraph" style:parent-style-name="Standard">
      <style:paragraph-properties fo:text-align="start" style:justify-single-word="false"/>
      <style:text-properties fo:font-size="12pt" style:text-underline-style="none" officeooo:paragraph-rsid="000afed8"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0f0652" officeooo:paragraph-rsid="000f0652" style:font-size-asian="10.5pt" style:font-size-complex="12pt"/>
    </style:style>
    <style:style style:name="P29"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44" style:family="paragraph" style:parent-style-name="Standard">
      <style:paragraph-properties fo:text-align="start" style:justify-single-word="false"/>
      <style:text-properties fo:font-size="12pt" fo:font-style="italic" style:text-underline-style="none" officeooo:rsid="002fc86a" officeooo:paragraph-rsid="002fc86a" style:font-size-asian="10.5pt" style:font-style-asian="italic" style:font-size-complex="12pt" style:font-style-complex="italic"/>
    </style:style>
    <style:style style:name="P45" style:family="paragraph" style:parent-style-name="Standard">
      <style:paragraph-properties fo:text-align="start" style:justify-single-word="false"/>
      <style:text-properties fo:font-size="12pt" fo:font-style="italic" style:text-underline-style="none" officeooo:rsid="0030518a" officeooo:paragraph-rsid="0030518a" style:font-size-asian="10.5pt" style:font-style-asian="italic" style:font-size-complex="12pt" style:font-style-complex="italic"/>
    </style:style>
    <style:style style:name="P46"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47" style:family="paragraph" style:parent-style-name="Standard">
      <style:paragraph-properties fo:text-align="start" style:justify-single-word="false"/>
      <style:text-properties fo:font-size="12pt" fo:font-style="italic" style:text-underline-style="none" officeooo:rsid="0032d20e" officeooo:paragraph-rsid="0032d20e" style:font-size-asian="10.5pt" style:font-style-asian="italic" style:font-size-complex="12pt" style:font-style-complex="italic"/>
    </style:style>
    <style:style style:name="P48" style:family="paragraph" style:parent-style-name="Standard">
      <style:text-properties officeooo:rsid="00114c9a" officeooo:paragraph-rsid="00114c9a"/>
    </style:style>
    <style:style style:name="P49" style:family="paragraph" style:parent-style-name="Standard">
      <style:text-properties officeooo:rsid="00127962" officeooo:paragraph-rsid="00127962"/>
    </style:style>
    <style:style style:name="P50" style:family="paragraph" style:parent-style-name="Standard">
      <style:text-properties officeooo:rsid="0023517e" officeooo:paragraph-rsid="0023517e"/>
    </style:style>
    <style:style style:name="P51" style:family="paragraph" style:parent-style-name="Standard">
      <style:text-properties officeooo:rsid="0028282e" officeooo:paragraph-rsid="0028282e"/>
    </style:style>
    <style:style style:name="P52" style:family="paragraph" style:parent-style-name="Standard">
      <style:text-properties officeooo:rsid="002854dd" officeooo:paragraph-rsid="002854dd"/>
    </style:style>
    <style:style style:name="P53" style:family="paragraph" style:parent-style-name="Standard">
      <style:text-properties fo:font-style="italic" officeooo:rsid="002cce91" officeooo:paragraph-rsid="002cce91" style:font-style-asian="italic" style:font-style-complex="italic"/>
    </style:style>
    <style:style style:name="P54" style:family="paragraph" style:parent-style-name="Standard">
      <style:text-properties fo:font-style="normal" officeooo:rsid="002cce91" officeooo:paragraph-rsid="002cce91" style:font-style-asian="normal" style:font-style-complex="normal"/>
    </style:style>
    <style:style style:name="P55" style:family="paragraph" style:parent-style-name="Standard">
      <style:text-properties officeooo:rsid="003a360f" officeooo:paragraph-rsid="003a360f"/>
    </style:style>
    <style:style style:name="P56"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58"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6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65"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66"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67" style:family="paragraph" style:parent-style-name="Standard">
      <style:text-properties officeooo:rsid="0003c8ec" officeooo:paragraph-rsid="0003c8ec"/>
    </style:style>
    <style:style style:name="P68" style:family="paragraph" style:parent-style-name="Standard">
      <style:text-properties officeooo:rsid="004e2efd" officeooo:paragraph-rsid="004e2efd"/>
    </style:style>
    <style:style style:name="P69" style:family="paragraph" style:parent-style-name="Standard">
      <style:text-properties officeooo:rsid="00127962" officeooo:paragraph-rsid="00127962"/>
    </style:style>
    <style:style style:name="P70" style:family="paragraph" style:parent-style-name="Standard">
      <style:text-properties officeooo:rsid="005182b0" officeooo:paragraph-rsid="005182b0"/>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67fc0"/>
    </style:style>
    <style:style style:name="T30" style:family="text">
      <style:text-properties officeooo:rsid="00374bcf"/>
    </style:style>
    <style:style style:name="T31" style:family="text">
      <style:text-properties officeooo:rsid="003825b0"/>
    </style:style>
    <style:style style:name="T32" style:family="text">
      <style:text-properties officeooo:rsid="00386e7e"/>
    </style:style>
    <style:style style:name="T33" style:family="text">
      <style:text-properties officeooo:rsid="003d36c0"/>
    </style:style>
    <style:style style:name="T34" style:family="text">
      <style:text-properties officeooo:rsid="003f1b83"/>
    </style:style>
    <style:style style:name="T35" style:family="text">
      <style:text-properties officeooo:rsid="004018cc"/>
    </style:style>
    <style:style style:name="T36" style:family="text">
      <style:text-properties officeooo:rsid="0052707a"/>
    </style:style>
    <style:style style:name="T37" style:family="text">
      <style:text-properties officeooo:rsid="00529c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roupe DEXTER2-0 :</text:p>
      <text:p text:style-name="P12">Bengana Massyl 21107297</text:p>
      <text:p text:style-name="P12">Lahbib Yassin <text:span text:style-name="T12">28718491</text:span></text:p>
      <text:p text:style-name="P12">Munsup Warintara 28707636</text:p>
      <text:p text:style-name="P10">Tighrine Dilia <text:span text:style-name="T2">28721597</text:span></text:p>
      <text:p text:style-name="P10">van der Meer Zélie 28723936</text:p>
      <text:p text:style-name="P11"/>
      <text:p text:style-name="P14">Compte-rendu</text:p>
      <text:p text:style-name="P15"><text:span text:style-name="T3">projet robotique L</text:span>2IN013</text:p>
      <text:p text:style-name="P27"/>
      <text:p text:style-name="P28">photo du robo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Sommaire :</text:p>
      <text:p text:style-name="P1"/>
      <text:p text:style-name="P1">R<text:span text:style-name="T4">appel des objectifs</text:span></text:p>
      <text:p text:style-name="P1"/>
      <text:p text:style-name="P68">Trello</text:p>
      <text:p text:style-name="P1"/>
      <text:p text:style-name="P1"><text:span text:style-name="T10">P</text:span>résentation de la structure du github</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6"/>
      <text:p text:style-name="P5"><text:span text:style-name="T22">P</text:span>résentation de <text:span text:style-name="T22">l’implémentation des</text:span> ia</text:p>
      <text:p text:style-name="P5"/>
      <text:p text:style-name="P9"><text:span text:style-name="T22">P</text:span>arallélisation</text:p>
      <text:p text:style-name="P9"/>
      <text:p text:style-name="P5"><text:span text:style-name="T22">P</text:span>résentation du traitement d’image</text:p>
      <text:p text:style-name="P5"/>
      <text:p text:style-name="P8"><text:span text:style-name="T22">V</text:span>rai robot</text:p>
      <text:p text:style-name="P8"/>
      <text:p text:style-name="P55">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R<text:span text:style-name="T5">appel des objectifs</text:span></text:p>
      <text:p text:style-name="P4"/>
      <text:p text:style-name="P4">« Trois taĉhes : tracer un carré, s’approcher le plus vite possible et le plus proche d’un mur sans le toucher, suivre une balise</text:p>
      <text:p text:style-name="P4">Pré-requis : construire un environnement de simulation pour le robot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text:span text:style-name="T10">P</text:span>résentation de la structure du github</text:p>
      <text:p text:style-name="P49"/>
      <text:p text:style-name="P70">lien de notre github : <text:tab/><text:span text:style-name="T36">ssh : </text:span><text:a xlink:type="simple" xlink:href="mailto:git@github.com" text:style-name="Internet_20_link" text:visited-style-name="Visited_20_Internet_20_Link"><text:span text:style-name="T36">git@github.com</text:span></text:a><text:span text:style-name="T36">:DEXTER2-0/simulation.git</text:span></text:p>
      <text:p text:style-name="P70"><text:tab/><text:tab/><text:tab/><text:span text:style-name="T36">htt</text:span><text:span text:style-name="T37">ps</text:span><text:span text:style-name="T36"> : </text:span><text:a xlink:type="simple" xlink:href="https://github.com/DEXTER2-0/simulation.git" text:style-name="Internet_20_link" text:visited-style-name="Visited_20_Internet_20_Link"><text:span text:style-name="T36">https://github.com/DEXTER2-0/simulation.git</text:span></text:a></text:p>
      <text:p text:style-name="P49">simulation :</text:p>
      <text:p text:style-name="P49"><text:tab/>compte-rendu :</text:p>
      <text:p text:style-name="P49"><text:tab/><text:tab/>comptes-rendu des rendez-vous pendant les séances de TME</text:p>
      <text:p text:style-name="P49"><text:tab/><text:tab/>manque les comptes-rendus des semaines 5 et 7 (rdv la semaine du 7?)</text:p>
      <text:p text:style-name="P49"><text:tab/>src :</text:p>
      <text:p text:style-name="P49"><text:tab/><text:tab/>Code :</text:p>
      <text:p text:style-name="P49"><text:tab/><text:tab/><text:tab/>affichage :</text:p>
      <text:p text:style-name="P49"><text:tab/><text:tab/><text:tab/><text:tab/><text:span text:style-name="T6">affichage.py</text:span></text:p>
      <text:p text:style-name="P49"><text:tab/><text:tab/><text:tab/><text:tab/>__<text:span text:style-name="T6">init__.py</text:span></text:p>
      <text:p text:style-name="P49"><text:tab/><text:tab/><text:tab/><text:tab/>__<text:span text:style-name="T6">pycache__</text:span></text:p>
      <text:p text:style-name="P49"><text:tab/><text:tab/><text:tab/>ia :</text:p>
      <text:p text:style-name="P49"><text:tab/><text:tab/><text:tab/><text:tab/><text:span text:style-name="T7">IA.py</text:span></text:p>
      <text:p text:style-name="P49"><text:tab/><text:tab/><text:tab/><text:tab/>__<text:span text:style-name="T7">init__.py</text:span></text:p>
      <text:p text:style-name="P49"><text:tab/><text:tab/><text:tab/><text:tab/>__<text:span text:style-name="T7">pycache__</text:span></text:p>
      <text:p text:style-name="P49"><text:tab/><text:tab/><text:tab/><text:tab/><text:span text:style-name="T7">Traducteur_proxy.py</text:span></text:p>
      <text:p text:style-name="P49"><text:tab/><text:tab/><text:tab/><text:span text:style-name="T6">image :</text:span></text:p>
      <text:p text:style-name="P49"><text:tab/><text:tab/><text:tab/><text:tab/><text:span text:style-name="T9">Capture_image.py</text:span></text:p>
      <text:p text:style-name="P49"><text:tab/><text:tab/><text:tab/>__init__.py</text:p>
      <text:p text:style-name="P49"><text:tab/><text:tab/><text:tab/>__pycache__</text:p>
      <text:p text:style-name="P49"><text:tab/><text:tab/><text:tab/><text:span text:style-name="T6">robot2IN013</text:span></text:p>
      <text:p text:style-name="P49"><text:tab/><text:tab/><text:tab/>simulation :</text:p>
      <text:p text:style-name="P49"><text:tab/><text:tab/><text:tab/><text:tab/><text:span text:style-name="T8">constantes.py</text:span></text:p>
      <text:p text:style-name="P49"><text:tab/><text:tab/><text:tab/><text:tab/>__<text:span text:style-name="T8">init__.py</text:span></text:p>
      <text:p text:style-name="P49"><text:tab/><text:tab/><text:tab/><text:tab/><text:span text:style-name="T8">Obstacle.py</text:span></text:p>
      <text:p text:style-name="P49"><text:tab/><text:tab/><text:tab/><text:tab/>__<text:span text:style-name="T8">pycache__</text:span></text:p>
      <text:p text:style-name="P49"><text:tab/><text:tab/><text:tab/><text:tab/><text:span text:style-name="T8">Robot.py</text:span></text:p>
      <text:p text:style-name="P49"><text:tab/><text:tab/><text:tab/><text:tab/><text:span text:style-name="T8">Simulation.py</text:span></text:p>
      <text:p text:style-name="P49"><text:tab/><text:tab/><text:tab/><text:tab/><text:span text:style-name="T8">Terrain.py</text:span></text:p>
      <text:p text:style-name="P49"><text:tab/><text:tab/><text:tab/><text:tab/><text:span text:style-name="T8">Vecteur.py</text:span></text:p>
      <text:p text:style-name="P49"><text:tab/><text:tab/><text:tab/>TestScript :</text:p>
      <text:p text:style-name="P49"><text:tab/><text:tab/>main.py</text:p>
      <text:p text:style-name="P4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6"><text:soft-page-break/>Trello</text:p>
      <text:p text:style-name="P63"/>
      <text:p text:style-name="P64">lien de notre Trello : <text:a xlink:type="simple" xlink:href="https://trello.com/b/pXFVUTQ1/progression" text:style-name="Internet_20_link" text:visited-style-name="Visited_20_Internet_20_Link">https://trello.com/b/pXFVUTQ1/progression</text:a></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9"><text:soft-page-break/><text:span text:style-name="T11">P</text:span>résentation de l’implémentation du robot <text:span text:style-name="T15">et de ses mouvements</text:span></text:p>
      <text:p text:style-name="P5"/>
      <text:p text:style-name="P52">Le robot est représenté par classe contentant les informations sur ses dimensions, sa position, les vitesses de ses roues, sa direction, son sens et son capteur de distance.</text:p>
      <text:p text:style-name="P7"><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7"><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51">Nous avons simulé un robot parfait, soit sans frottement des roues sur le sol et aucun bruit dans les mesures du capteur.</text:p>
      <text:p text:style-name="P53">(comme il y a eu plusieursimplémentations différentes du robot, tout le monde a travaillé sur cette partie mais la dernière version a principalement été faite par Zélie)</text:p>
      <text:p text:style-name="P54"/>
      <text:p text:style-name="P50"><text:span text:style-name="T23">diagramme </text:span>UML <text:span text:style-name="T23">des relations entre les classes Robot, Capteur de distance, Point et Vecteur</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0"><text:soft-page-break/><text:span text:style-name="T21">Présentation du </text:span><text:span text:style-name="T1">senseur de distance</text:span></text:p>
      <text:p text:style-name="P29"/>
      <text:p text:style-name="P43">(cette partie a été principalement faite par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1"><text:soft-page-break/><text:span text:style-name="T25">P</text:span><text:span text:style-name="T24">résentation de l’implémentation des obstacles</text:span></text:p>
      <text:p text:style-name="P57"/>
      <text:p text:style-name="P29">Les collisions </text:p>
      <text:p text:style-name="P43">(cette partie a principalement été faite par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text:soft-page-break/><text:span text:style-name="T21">P</text:span>résentation de l’affichage</text:p>
      <text:p text:style-name="P30"/>
      <text:p text:style-name="P31">Nous avons choisi d’utiliser pygame pour l’affichage du robot, des obstacles et des mouvements. </text:p>
      <text:p text:style-name="P31"/>
      <text:p text:style-name="P44">(cette partie a été principalement faite par Yanis et Dili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ext:span text:style-name="T22">P</text:span>résentation de <text:span text:style-name="T22">l’implémentation des</text:span> <text:span text:style-name="T26">IA</text:span></text:p>
      <text:p text:style-name="P32"/>
      <text:p text:style-name="P34">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1">qui est la classe qui appelle les bonnes méthodes des classes Robot (réel et simulé) et dans laquelle sont effectués les calculs (la distance parcourue par exemple).</text:span></text:p>
      <text:p text:style-name="P35">Nous avons implenté plusieurs IA différentes : IA_avancer qui <text:span text:style-name="T28">fait avancer le robot sur une distance donnée, IA_tourner qui fait tourner le robot d’un angle donné, IA_éviter qui permet au robot d’éviter les obstacles. </text:span><text:span text:style-name="T31">Chaque IA est décomposée en trois parties : start, qui initialise les calculs et donne l’ordre du mouvement, step, qui </text:span><text:span text:style-name="T32">demande au Traducteur de faire les calculs et selon le résultat, donne les ordres de continuation du mouvement ou l’ordre d’arrêt en appelant la dernière partie, stop, qui donne l’ordre d’arrêt.</text:span></text:p>
      <text:p text:style-name="P40">Notre classe Traducteur est également un proxy, <text:span text:style-name="T30">ce qui nous permet de donner les ordres aux deux robots (réel et simulé). Pour permettre cela, il fallait que les noms de méthodes des deux robots soient identiques.</text:span></text:p>
      <text:p text:style-name="P45">(nous avons tous travaillé sur <text:span text:style-name="T29">les IA et c’est principalement Zélie qui a travaillé sur le Traducteur</text:span>)</text:p>
      <text:p text:style-name="P34"/>
      <text:p text:style-name="P34">diagramme UML des relations entre les classes IA, Traducteur, Robot simulé et Robot réel</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5"><text:soft-page-break/><text:span text:style-name="T22">P</text:span>arallélisation</text:p>
      <text:p text:style-name="P36"/>
      <text:p text:style-name="P36"/>
      <text:p text:style-name="P46">(cette partie a pincipalement été faite par Dili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4"><text:soft-page-break/><text:span text:style-name="T22">P</text:span>résentation du traitement d’image</text:p>
      <text:p text:style-name="P33"/>
      <text:p text:style-name="P41">Afin de pouvoir réussir la demande que le robot suive une balise, il faut que le robot puisse la percevoir et donc que les images qu’il prend soient traitées afin de</text:p>
      <text:p text:style-name="P41">Nous avons utilisé deux bibliothèques pour cette partie qui <text:span text:style-name="T34">s</text:span>ont cv2 et PIL. Nous n’avons utilisé que Image de PIL afin de pouvoir jou<text:span text:style-name="T34">er</text:span> sur le format de l’image (image prise par le robot comme un arry et converti en png afin de pouvoir être trait<text:span text:style-name="T34">ée</text:span>). </text:p>
      <text:p text:style-name="P41">C’est grâce à la bibliothèque cv2 que nous avons pu traiter les images. <text:span text:style-name="T34">T</text:span>out d’abord, nous avons augmenter la saturation des couleurs dans l’image afin qu’elles soient plus reconnaissables, puis pour chaque couleur présente sur la balise, nous vérifions qu’elle est bien présente sur l’image, puis nous analysons sa forme et si <text:span text:style-name="T33">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4">est présente dans l’image capturée par le robot</text:span><text:span text:style-name="T33">. De plus, comme la perception des couleurs présentes sur la balise dépendent de la luminosité, nous avons crée une gamme pour chaque couleur afin qu’elles puissent être reconnaissable au maximum.</text:span></text:p>
      <text:p text:style-name="P47">(cette partie a été principalement faite par Warintara et Zélie)</text:p>
      <text:p text:style-name="P42"/>
      <text:p text:style-name="P42">image<text:span text:style-name="T35">s</text:span> explicatives du processus du traitement d’image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6"><text:soft-page-break/><text:span text:style-name="T22">V</text:span>rai robo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5"><text:soft-page-break/>Bibliographie</text:p>
      <text:p text:style-name="P59"/>
      <text:p text:style-name="P60">cours et tuto Github présentés en TD : <text:a xlink:type="simple" xlink:href="https://github.com/baskiotisn/2IN013robot2022" text:style-name="Internet_20_link" text:visited-style-name="Visited_20_Internet_20_Link">https://github.com/baskiotisn/2IN013robot2022</text:a></text:p>
      <text:p text:style-name="P60"/>
      <text:p text:style-name="P60">cours de physique et de mathématiques de PTSI (modélisation mathématiques des mouvements du robot et exercices de compréhension)</text:p>
      <text:p text:style-name="P60"/>
      <text:p text:style-name="P62">tuto traitement d’image :</text:p>
      <text:p text:style-name="P60"/>
      <text:p text:style-name="P61">documentation PIL : <text:a xlink:type="simple" xlink:href="https://pillow.readthedocs.io/en/stable/" text:style-name="Internet_20_link" text:visited-style-name="Visited_20_Internet_20_Link">https://pillow.readthedocs.io/en/stable/</text:a></text:p>
      <text:p text:style-name="P61"/>
      <text:p text:style-name="P61">documentation cv2 : <text:a xlink:type="simple" xlink:href="https://docs.opencv.org/4.x/d6/d00/tutorial_py_root.html" text:style-name="Internet_20_link" text:visited-style-name="Visited_20_Internet_20_Link">https://docs.opencv.org/4.x/d6/d00/tutorial_py_root.html</text:a></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12:43:16.667267105</dc:date>
    <meta:editing-duration>PT19H17M54S</meta:editing-duration>
    <meta:editing-cycles>84</meta:editing-cycles>
    <meta:generator>LibreOffice/7.3.7.2$Linux_X86_64 LibreOffice_project/30$Build-2</meta:generator>
    <meta:document-statistic meta:table-count="0" meta:image-count="0" meta:object-count="0" meta:page-count="14" meta:paragraph-count="98" meta:word-count="999" meta:character-count="6665" meta:non-whitespace-character-count="5539"/>
  </office:meta>
</office:document-meta>
</file>